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5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6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3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86cm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ff66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13" style:family="graphic" style:parent-style-name="standard">
      <style:graphic-properties svg:stroke-width="0.081cm" svg:stroke-color="#666666" draw:marker-start-width="0.321cm" draw:marker-end-width="0.321cm" draw:fill-color="#ffff66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8.1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6" style:family="graphic" style:parent-style-name="objectwithoutfill">
      <style:graphic-properties draw:stroke="solid" svg:stroke-width="0.081cm" svg:stroke-color="#666666" draw:marker-start-width="0.321cm" draw:marker-end="Square_20_45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35cm"/>
    </style:style>
    <style:style style:name="gr18" style:family="graphic" style:parent-style-name="standard">
      <style:graphic-properties draw:stroke="dash" draw:stroke-dash="Ultrafine_20_Dashed" svg:stroke-width="0.081cm" svg:stroke-color="#666666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Ultrafine_20_Dashe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7" style:family="paragraph">
      <style:paragraph-properties fo:margin-left="0cm" fo:margin-right="0cm" fo:text-indent="0cm"/>
      <style:text-properties fo:color="#0066cc"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P9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1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 fo:font-size="20pt" style:font-size-asian="20pt" style:font-size-complex="20pt"/>
    </style:style>
    <style:style style:name="T3" style:family="text">
      <style:text-properties fo:color="#0066cc" fo:font-family="Courier" style:font-style-name="Oblique" style:font-family-generic="modern" style:font-pitch="variable" fo:font-size="6pt" style:font-size-asian="6pt" style:font-size-complex="6pt"/>
    </style:style>
    <style:style style:name="T4" style:family="text">
      <style:text-properties fo:color="#0066cc" fo:font-family="Courier" style:font-style-name="Oblique" style:font-family-generic="modern" style:font-pitch="variable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12.8cm" svg:x="2.559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3" draw:layer="layout" svg:width="0.779cm" svg:height="0.821cm" svg:x="10.569cm" svg:y="11.582cm">
          <text:p text:style-name="P2"><text:span text:style-name="T1">A</text:span></text:p>
        </draw:ellipse>
        <draw:ellipse draw:style-name="gr2" draw:text-style-name="P3" draw:layer="layout" svg:width="0.779cm" svg:height="0.82cm" svg:x="10.57cm" svg:y="9.611cm">
          <text:p text:style-name="P2"><text:span text:style-name="T1">B</text:span></text:p>
        </draw:ellipse>
        <draw:line draw:style-name="gr3" draw:text-style-name="P4" draw:layer="layout" svg:x1="10.959cm" svg:y1="10.43cm" svg:x2="10.959cm" svg:y2="11.623cm">
          <text:p/>
        </draw:line>
        <draw:frame draw:style-name="gr4" draw:text-style-name="P5" draw:layer="layout" svg:width="2.022cm" svg:height="0.962cm" svg:x="14.537cm" svg:y="2.038cm">
          <draw:text-box>
            <text:p text:style-name="P5">Local</text:p>
          </draw:text-box>
        </draw:frame>
        <draw:custom-shape draw:style-name="gr5" draw:text-style-name="P6" draw:layer="layout" svg:width="1.549cm" svg:height="0.7cm" svg:x="8.338cm" svg:y="6.716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8.374cm" svg:y="7.624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13.765cm" svg:height="0.984cm" svg:x="11.548cm" svg:y="16.7cm">
          <draw:text-box>
            <text:p text:style-name="P5"><text:span text:style-name="T2">git pull -</text:span><text:span text:style-name="T3"> </text:span><text:span text:style-name="T2">-rebase origin master</text:span></text:p>
          </draw:text-box>
        </draw:frame>
        <draw:frame draw:style-name="gr8" draw:text-style-name="P8" draw:layer="layout" svg:width="3.36cm" svg:height="0.9cm" svg:x="14.059cm" svg:y="14.1cm">
          <draw:text-box>
            <text:p text:style-name="P5"><text:span text:style-name="T4">git fetch</text:span></text:p>
          </draw:text-box>
        </draw:frame>
        <draw:custom-shape draw:style-name="gr9" draw:text-style-name="P6" draw:layer="layout" svg:width="3.073cm" svg:height="0.7cm" svg:x="6.859cm" svg:y="10.425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26.2199089135 -554.63623395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3" draw:layer="layout" svg:width="0.779cm" svg:height="0.821cm" svg:x="5.08cm" svg:y="9.194cm">
          <text:p text:style-name="P2"><text:span text:style-name="T1">B</text:span></text:p>
        </draw:ellipse>
        <draw:line draw:style-name="gr3" draw:text-style-name="P4" draw:layer="layout" svg:x1="5.47cm" svg:y1="10.015cm" svg:x2="5.47cm" svg:y2="11.208cm">
          <text:p/>
        </draw:line>
        <draw:ellipse draw:style-name="gr10" draw:text-style-name="P3" draw:layer="layout" svg:width="0.779cm" svg:height="0.819cm" svg:x="5.08cm" svg:y="11.208cm">
          <text:p text:style-name="P2"><text:span text:style-name="T1">A</text:span></text:p>
        </draw:ellipse>
        <draw:ellipse draw:style-name="gr10" draw:text-style-name="P3" draw:layer="layout" svg:width="0.778cm" svg:height="0.82cm" svg:x="5.081cm" svg:y="7.223cm">
          <text:p text:style-name="P2"><text:span text:style-name="T1">C</text:span></text:p>
        </draw:ellipse>
        <draw:line draw:style-name="gr3" draw:text-style-name="P4" draw:layer="layout" svg:x1="5.47cm" svg:y1="8.042cm" svg:x2="5.47cm" svg:y2="9.235cm">
          <text:p/>
        </draw:line>
        <draw:custom-shape draw:style-name="gr11" draw:text-style-name="P6" draw:layer="layout" svg:width="1.549cm" svg:height="0.7cm" svg:x="2.885cm" svg:y="5.036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5" draw:layer="layout" svg:width="2.725cm" svg:height="0.962cm" svg:x="3.134cm" svg:y="1.942cm">
          <draw:text-box>
            <text:p text:style-name="P5">Remote</text:p>
          </draw:text-box>
        </draw:frame>
        <draw:ellipse draw:style-name="gr10" draw:text-style-name="P3" draw:layer="layout" svg:width="0.779cm" svg:height="0.82cm" svg:x="5.082cm" svg:y="5.203cm">
          <text:p text:style-name="P2"><text:span text:style-name="T1">D</text:span></text:p>
        </draw:ellipse>
        <draw:line draw:style-name="gr3" draw:text-style-name="P4" draw:layer="layout" svg:x1="5.471cm" svg:y1="6.022cm" svg:x2="5.471cm" svg:y2="7.215cm">
          <text:p/>
        </draw:line>
        <draw:ellipse draw:style-name="gr2" draw:text-style-name="P3" draw:layer="layout" svg:width="0.779cm" svg:height="0.821cm" svg:x="15.361cm" svg:y="11.582cm">
          <text:p text:style-name="P2"><text:span text:style-name="T1">A</text:span></text:p>
        </draw:ellipse>
        <draw:ellipse draw:style-name="gr2" draw:text-style-name="P3" draw:layer="layout" svg:width="0.779cm" svg:height="0.82cm" svg:x="15.362cm" svg:y="9.611cm">
          <text:p text:style-name="P2"><text:span text:style-name="T1">B</text:span></text:p>
        </draw:ellipse>
        <draw:line draw:style-name="gr3" draw:text-style-name="P4" draw:layer="layout" svg:x1="15.751cm" svg:y1="10.43cm" svg:x2="15.751cm" svg:y2="11.623cm">
          <text:p/>
        </draw:line>
        <draw:custom-shape draw:style-name="gr5" draw:text-style-name="P6" draw:layer="layout" svg:width="1.549cm" svg:height="0.7cm" svg:x="13.13cm" svg:y="6.744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13.166cm" svg:y="7.652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3.073cm" svg:height="0.7cm" svg:x="12.738cm" svg:y="5.517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502.4072869226 9490.4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3" draw:text-style-name="P3" draw:layer="layout" svg:width="0.779cm" svg:height="0.821cm" svg:x="16.961cm" svg:y="7.562cm">
          <text:p text:style-name="P2"><text:span text:style-name="T1">C</text:span></text:p>
        </draw:ellipse>
        <draw:line draw:style-name="gr3" draw:text-style-name="P4" draw:layer="layout" svg:x1="17.059cm" svg:y1="8.3cm" svg:x2="16.059cm" svg:y2="9.7cm">
          <text:p/>
        </draw:line>
        <draw:ellipse draw:style-name="gr13" draw:text-style-name="P3" draw:layer="layout" svg:width="0.779cm" svg:height="0.82cm" svg:x="16.962cm" svg:y="5.591cm">
          <text:p text:style-name="P2"><text:span text:style-name="T1">D</text:span></text:p>
        </draw:ellipse>
        <draw:line draw:style-name="gr3" draw:text-style-name="P4" draw:layer="layout" svg:x1="17.351cm" svg:y1="6.41cm" svg:x2="17.351cm" svg:y2="7.603cm">
          <text:p/>
        </draw:line>
        <draw:ellipse draw:style-name="gr2" draw:text-style-name="P3" draw:layer="layout" svg:width="0.779cm" svg:height="0.82cm" svg:x="10.571cm" svg:y="7.591cm">
          <text:p text:style-name="P2"><text:span text:style-name="T1">E</text:span></text:p>
        </draw:ellipse>
        <draw:line draw:style-name="gr3" draw:text-style-name="P4" draw:layer="layout" svg:x1="10.96cm" svg:y1="8.41cm" svg:x2="10.96cm" svg:y2="9.603cm">
          <text:p/>
        </draw:line>
        <draw:ellipse draw:style-name="gr2" draw:text-style-name="P3" draw:layer="layout" svg:width="0.779cm" svg:height="0.82cm" svg:x="15.363cm" svg:y="7.591cm">
          <text:p text:style-name="P2"><text:span text:style-name="T1">E</text:span></text:p>
        </draw:ellipse>
        <draw:line draw:style-name="gr3" draw:text-style-name="P4" draw:layer="layout" svg:x1="15.752cm" svg:y1="8.41cm" svg:x2="15.752cm" svg:y2="9.603cm">
          <text:p/>
        </draw:line>
        <draw:ellipse draw:style-name="gr2" draw:text-style-name="P3" draw:layer="layout" svg:width="0.779cm" svg:height="0.821cm" svg:x="21.373cm" svg:y="11.594cm">
          <text:p text:style-name="P2"><text:span text:style-name="T1">A</text:span></text:p>
        </draw:ellipse>
        <draw:ellipse draw:style-name="gr2" draw:text-style-name="P3" draw:layer="layout" svg:width="0.779cm" svg:height="0.82cm" svg:x="21.374cm" svg:y="9.623cm">
          <text:p text:style-name="P2"><text:span text:style-name="T1">B</text:span></text:p>
        </draw:ellipse>
        <draw:line draw:style-name="gr3" draw:text-style-name="P4" draw:layer="layout" svg:x1="21.763cm" svg:y1="10.442cm" svg:x2="21.763cm" svg:y2="11.635cm">
          <text:p/>
        </draw:line>
        <draw:custom-shape draw:style-name="gr5" draw:text-style-name="P6" draw:layer="layout" svg:width="1.549cm" svg:height="0.7cm" svg:x="20.442cm" svg:y="2.728cm">
          <text:p text:style-name="P4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786.8387096774 29611.4122681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1.549cm" svg:height="0.7cm" svg:x="20.478cm" svg:y="3.636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3.073cm" svg:height="0.7cm" svg:x="23.986cm" svg:y="4.7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91.8022121015 34140.9415121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1cm" svg:x="22.873cm" svg:y="7.574cm">
          <text:p text:style-name="P2"><text:span text:style-name="T1">C</text:span></text:p>
        </draw:ellipse>
        <draw:ellipse draw:style-name="gr2" draw:text-style-name="P3" draw:layer="layout" svg:width="0.779cm" svg:height="0.82cm" svg:x="22.874cm" svg:y="5.603cm">
          <text:p text:style-name="P2"><text:span text:style-name="T1">D</text:span></text:p>
        </draw:ellipse>
        <draw:line draw:style-name="gr3" draw:text-style-name="P4" draw:layer="layout" svg:x1="23.263cm" svg:y1="6.422cm" svg:x2="23.263cm" svg:y2="7.615cm">
          <text:p/>
        </draw:line>
        <draw:frame draw:style-name="gr14" draw:text-style-name="P8" draw:layer="layout" svg:width="8.605cm" svg:height="0.9cm" svg:x="18.054cm" svg:y="15.2cm">
          <draw:text-box>
            <text:p text:style-name="P5"><text:span text:style-name="T4">git rebase origin/master</text:span></text:p>
          </draw:text-box>
        </draw:frame>
        <draw:frame draw:style-name="gr15" draw:text-style-name="P9" draw:layer="layout" svg:width="1.738cm" svg:height="0.962cm" svg:x="10.021cm" svg:y="13.3cm">
          <draw:text-box>
            <text:p text:style-name="P5"><text:span text:style-name="T5">Initial</text:span></text:p>
          </draw:text-box>
        </draw:frame>
        <draw:line draw:style-name="gr16" draw:text-style-name="P4" draw:layer="layout" svg:x1="15.751cm" svg:y1="12.783cm" svg:x2="15.751cm" svg:y2="13.976cm">
          <text:p/>
        </draw:line>
        <draw:line draw:style-name="gr16" draw:text-style-name="P4" draw:layer="layout" svg:x1="21.763cm" svg:y1="12.695cm" svg:x2="21.763cm" svg:y2="15.1cm">
          <text:p/>
        </draw:line>
        <draw:frame draw:style-name="gr17" draw:text-style-name="P10" draw:layer="layout" svg:width="1.035cm" svg:height="1.276cm" svg:x="16.559cm" svg:y="14.938cm">
          <draw:text-box>
            <text:p text:style-name="P5"><text:span text:style-name="T6">+</text:span></text:p>
          </draw:text-box>
        </draw:frame>
        <draw:frame draw:style-name="gr17" draw:text-style-name="P10" draw:layer="layout" svg:width="1.035cm" svg:height="1.276cm" svg:x="10.26cm" svg:y="16.638cm">
          <draw:text-box>
            <text:p text:style-name="P5"><text:span text:style-name="T6">=</text:span></text:p>
          </draw:text-box>
        </draw:frame>
        <draw:ellipse draw:style-name="gr2" draw:text-style-name="P3" draw:layer="layout" svg:width="0.779cm" svg:height="0.82cm" svg:x="22.876cm" svg:y="3.583cm">
          <text:p text:style-name="P2"><text:span text:style-name="T1">E'</text:span></text:p>
        </draw:ellipse>
        <draw:line draw:style-name="gr3" draw:text-style-name="P4" draw:layer="layout" svg:x1="23.265cm" svg:y1="4.402cm" svg:x2="23.265cm" svg:y2="5.595cm">
          <text:p/>
        </draw:line>
        <draw:line draw:style-name="gr3" draw:text-style-name="P4" draw:layer="layout" svg:x1="22.959cm" svg:y1="8.3cm" svg:x2="22.059cm" svg:y2="9.7cm">
          <text:p/>
        </draw:line>
        <draw:ellipse draw:style-name="gr18" draw:text-style-name="P3" draw:layer="layout" svg:width="0.779cm" svg:height="0.82cm" svg:x="21.364cm" svg:y="7.571cm">
          <text:p text:style-name="P2"><text:span text:style-name="T1">E</text:span></text:p>
        </draw:ellipse>
        <draw:line draw:style-name="gr19" draw:text-style-name="P4" draw:layer="layout" svg:x1="21.759cm" svg:y1="8.4cm" svg:x2="21.759cm" svg:y2="9.7cm">
          <text:p/>
        </draw:line>
        <draw:frame draw:style-name="gr15" draw:text-style-name="P11" draw:layer="layout" svg:width="2.386cm" svg:height="1.039cm" svg:x="2.451cm" svg:y="6.161cm">
          <draw:text-box>
            <text:p text:style-name="P11"><text:span text:style-name="T7">Commits du</text:span></text:p>
            <text:p text:style-name="P11"><text:span text:style-name="T7">collegue</text:span></text:p>
          </draw:text-box>
        </draw:frame>
        <draw:line draw:style-name="gr20" draw:text-style-name="P1" draw:layer="layout" svg:x1="4.359cm" svg:y1="6.2cm" svg:x2="5.059cm" svg:y2="5.8cm">
          <text:p/>
        </draw:line>
        <draw:line draw:style-name="gr20" draw:text-style-name="P1" draw:layer="layout" svg:x1="4.259cm" svg:y1="7.2cm" svg:x2="5.059cm" svg:y2="7.6cm">
          <text:p/>
        </draw:line>
        <draw:frame draw:style-name="gr15" draw:text-style-name="P11" draw:layer="layout" svg:width="2.936cm" svg:height="1.039cm" svg:x="7.251cm" svg:y="12.1cm">
          <draw:text-box>
            <text:p text:style-name="P11"><text:span text:style-name="T7">La dernière fois</text:span></text:p>
            <text:p text:style-name="P11"><text:span text:style-name="T7">qu'on à fetch</text:span></text:p>
          </draw:text-box>
        </draw:frame>
        <draw:line draw:style-name="gr20" draw:text-style-name="P1" draw:layer="layout" svg:x1="8.859cm" svg:y1="12.2cm" svg:x2="10.759cm" svg:y2="10.5cm">
          <text:p/>
        </draw:line>
        <draw:frame draw:style-name="gr15" draw:text-style-name="P11" draw:layer="layout" svg:width="3.347cm" svg:height="1.039cm" svg:x="24.259cm" svg:y="1.761cm">
          <draw:text-box>
            <text:p text:style-name="P11"><text:span text:style-name="T7">Commit E</text:span></text:p>
            <text:p text:style-name="P11"><text:span text:style-name="T7">copié et rebasé ici</text:span></text:p>
          </draw:text-box>
        </draw:frame>
        <draw:line draw:style-name="gr20" draw:text-style-name="P1" draw:layer="layout" svg:x1="24.859cm" svg:y1="2.9cm" svg:x2="23.659cm" svg:y2="3.8cm">
          <text:p/>
        </draw:line>
        <draw:frame draw:style-name="gr15" draw:text-style-name="P11" draw:layer="layout" svg:width="4.426cm" svg:height="1.433cm" svg:x="23.946cm" svg:y="6.767cm">
          <draw:text-box>
            <text:p text:style-name="P11"><text:span text:style-name="T7">origin/master</text:span></text:p>
            <text:p text:style-name="P11"><text:span text:style-name="T7">reste tjrs synchrone avec</text:span></text:p>
            <text:p text:style-name="P11"><text:span text:style-name="T7">le remote</text:span></text:p>
          </draw:text-box>
        </draw:frame>
        <draw:line draw:style-name="gr20" draw:text-style-name="P1" draw:layer="layout" svg:x1="25.959cm" svg:y1="6.7cm" svg:x2="25.259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_20_45" draw:display-name="Square 45" svg:viewBox="0 0 1131 1131" svg:d="M0 564l564 567 567-567-567-564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5T11:48:55</dc:date>
    <meta:editing-duration>P1DT5H30M1S</meta:editing-duration>
    <meta:editing-cycles>33</meta:editing-cycles>
    <meta:generator>OpenOffice/4.1.7$Unix OpenOffice.org_project/417m1$Build-9800</meta:generator>
    <dc:creator>m m</dc:creator>
    <meta:document-statistic meta:object-count="62"/>
  </office:meta>
</office:document-meta>
</file>